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4.147cm"/>
    </style:style>
    <style:style style:name="co5" style:family="table-column">
      <style:table-column-properties fo:break-before="auto" style:column-width="5.2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 style:data-style-name="N1">
      <style:text-properties fo:color="#c9211e" fo:font-size="15pt" style:font-size-asian="15pt" style:font-size-complex="15pt"/>
    </style:style>
    <style:style style:name="ce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cm"/>
    </style:style>
    <style:style style:name="ce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6" style:family="table-cell" style:parent-style-name="Default" style:data-style-name="N1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1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 style:data-style-name="N1"/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os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13"/>
        </table:table-row>
        <table:table-row table:style-name="ro2">
          <table:table-cell table:number-columns-repeated="7"/>
          <table:table-cell table:style-name="ce2" office:value-type="string" calcext:value-type="string" table:number-columns-spanned="2" table:number-rows-spanned="1">
            <text:p>PEDIDO ÓPTIMO</text:p>
          </table:table-cell>
          <table:covered-table-cell/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omercial</text:p>
          </table:table-cell>
          <table:table-cell table:style-name="ce1" office:value-type="string" calcext:value-type="string">
            <text:p>sillas</text:p>
          </table:table-cell>
          <table:table-cell table:number-columns-repeated="5"/>
          <table:table-cell office:value-type="string" calcext:value-type="string">
            <text:p>Demanda Anual</text:p>
          </table:table-cell>
          <table:table-cell table:style-name="ce1" office:value-type="float" office:value="20000" calcext:value-type="float">
            <text:p>20000</text:p>
          </table:table-cell>
          <table:table-cell office:value-type="string" calcext:value-type="string">
            <text:p>€/silla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e de Pedido</text:p>
          </table:table-cell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€/silla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e de Mantenimiento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€/silla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3">
          <table:table-cell table:number-columns-repeated="6"/>
          <table:table-cell office:value-type="string" calcext:value-type="string">
            <text:p>Cantidad Óptima</text:p>
          </table:table-cell>
          <table:table-cell table:style-name="ce3" table:formula="of:=SQRT((2*[.L5]*[.L6])/[.L7])" office:value-type="float" office:value="1000" calcext:value-type="float">
            <text:p>1000</text:p>
          </table:table-cell>
          <table:table-cell table:formula="of:=[.E5]" office:value-type="string" office:string-value="sillas" calcext:value-type="string">
            <text:p>sillas</text:p>
          </table:table-cell>
          <table:table-cell table:number-columns-repeated="4"/>
        </table:table-row>
      </table:table>
      <table:table table:name="Demostración" table:style-name="ta1">
        <table:table-column table:style-name="co1" table:number-columns-repeated="7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7"/>
          <table:table-cell table:style-name="ce4" table:formula="of:=[$Datos.E5]" office:value-type="string" office:string-value="sillas" calcext:value-type="string">
            <text:p>sillas</text:p>
          </table:table-cell>
          <table:table-cell table:style-name="ce6" table:formula="of:=[$Auxiliar.I6]" office:value-type="float" office:value="500" calcext:value-type="float">
            <text:p>500</text:p>
          </table:table-cell>
          <table:table-cell table:style-name="ce6" table:formula="of:=[$Auxiliar.J6]" office:value-type="float" office:value="1000" calcext:value-type="float">
            <text:p>1000</text:p>
          </table:table-cell>
          <table:table-cell table:style-name="ce6" table:formula="of:=[$Auxiliar.K6]" office:value-type="float" office:value="2000" calcext:value-type="float">
            <text:p>2000</text:p>
          </table:table-cell>
        </table:table-row>
        <table:table-row table:style-name="ro1">
          <table:table-cell table:number-columns-repeated="7"/>
          <table:table-cell table:style-name="ce5" office:value-type="string" calcext:value-type="string">
            <office:annotation draw:style-name="gr1" svg:width="2.899cm" svg:height="1.799cm" svg:x="21.613cm" svg:y="1.209cm" draw:caption-point-x="-0.61cm" draw:caption-point-y="1.51cm">
              <dc:creator>Autoría desconocida</dc:creator>
              <dc:date>2024-12-10T09:58:00</dc:date>
              <text:p>CA = (Q/q)*cp</text:p>
            </office:annotation>
            <text:p>Coste de aprovisionamiento</text:p>
          </table:table-cell>
          <table:table-cell table:style-name="ce7" table:formula="of:=([Datos.$L$5]/[.I6])*[Datos.$L$6]" office:value-type="float" office:value="2000" calcext:value-type="float">
            <text:p>2000</text:p>
          </table:table-cell>
          <table:table-cell table:style-name="ce7" table:formula="of:=([Datos.$L$5]/[.J6])*[Datos.$L$6]" office:value-type="float" office:value="1000" calcext:value-type="float">
            <text:p>1000</text:p>
          </table:table-cell>
          <table:table-cell table:style-name="ce7" table:formula="of:=([Datos.$L$5]/[.K6])*[Datos.$L$6]" office:value-type="float" office:value="500" calcext:value-type="float">
            <text:p>500</text:p>
          </table:table-cell>
        </table:table-row>
        <table:table-row table:style-name="ro1">
          <table:table-cell table:number-columns-repeated="7"/>
          <table:table-cell table:style-name="ce5" office:value-type="string" calcext:value-type="string">
            <office:annotation draw:style-name="gr1" svg:width="2.899cm" svg:height="1.799cm" svg:x="21.613cm" svg:y="1.661cm" draw:caption-point-x="-0.61cm" draw:caption-point-y="1.51cm">
              <dc:creator>Autoría desconocida</dc:creator>
              <dc:date>2024-12-10T09:58:00</dc:date>
              <text:p>CM = (q/2)*cm</text:p>
            </office:annotation>
            <text:p>Coste de mantenimiento</text:p>
          </table:table-cell>
          <table:table-cell table:style-name="ce7" table:formula="of:=([.I6]/2)*[Datos.$L$7]" office:value-type="float" office:value="500" calcext:value-type="float">
            <text:p>500</text:p>
          </table:table-cell>
          <table:table-cell table:style-name="ce7" table:formula="of:=([.J6]/2)*[Datos.$L$7]" office:value-type="float" office:value="1000" calcext:value-type="float">
            <text:p>1000</text:p>
          </table:table-cell>
          <table:table-cell table:style-name="ce7" table:formula="of:=([.K6]/2)*[Datos.$L$7]" office:value-type="float" office:value="2000" calcext:value-type="float">
            <text:p>2000</text:p>
          </table:table-cell>
        </table:table-row>
        <table:table-row table:style-name="ro1">
          <table:table-cell table:number-columns-repeated="7"/>
          <table:table-cell table:style-name="ce5" office:value-type="string" calcext:value-type="string">
            <office:annotation draw:style-name="gr1" svg:width="2.899cm" svg:height="1.799cm" svg:x="21.613cm" svg:y="2.112cm" draw:caption-point-x="-0.61cm" draw:caption-point-y="1.51cm">
              <dc:creator>Autoría desconocida</dc:creator>
              <dc:date>2024-12-10T09:58:00</dc:date>
              <text:p>Cta = CA + CM</text:p>
            </office:annotation>
            <text:p>Coste total de almacenamiento</text:p>
          </table:table-cell>
          <table:table-cell table:style-name="ce7" table:formula="of:=[.I7]+[.I8]" office:value-type="float" office:value="2500" calcext:value-type="float">
            <text:p>2500</text:p>
          </table:table-cell>
          <table:table-cell table:style-name="ce7" table:formula="of:=[.J7]+[.J8]" office:value-type="float" office:value="2000" calcext:value-type="float">
            <text:p>2000</text:p>
          </table:table-cell>
          <table:table-cell table:style-name="ce7" table:formula="of:=[.K7]+[.K8]" office:value-type="float" office:value="2500" calcext:value-type="float">
            <text:p>2500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8"/>
          <table:table-cell table:style-name="ce8"/>
          <table:table-cell table:number-columns-repeated="2"/>
        </table:table-row>
      </table:table>
      <table:table table:name="Auxiliar" table:style-name="ta1">
        <table:table-column table:style-name="co1" table:number-columns-repeated="11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8"/>
          <table:table-cell table:formula="of:=[.J6]/2" office:value-type="float" office:value="500" calcext:value-type="float">
            <text:p>500</text:p>
          </table:table-cell>
          <table:table-cell table:formula="of:=[$Datos.H15]" office:value-type="float" office:value="1000" calcext:value-type="float">
            <text:p>1000</text:p>
          </table:table-cell>
          <table:table-cell table:formula="of:=[.J6]*2" office:value-type="float" office:value="2000" calcext:value-type="float">
            <text:p>2000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7"/>
          <table:table-cell table:formula="of:=[.J6]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H12]" office:value-type="float" office:value="1000" calcext:value-type="float">
            <text:p>1000</text:p>
          </table:table-cell>
          <table:table-cell table:style-name="ce8" table:formula="of:=[$Demostración.K9]" office:value-type="float" office:value="2500" calcext:value-type="float">
            <text:p>2500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7"/>
          <table:table-cell table:formula="of:=CONCATENATE(&quot;La cantidad óptima de &quot;;[$Datos.E5];&quot; &quot;;&quot;con una demanda anual de &quot;;[$Datos.L5];&quot; &quot;;[$Datos.M5];&quot; es de: &quot;;[.H12];&quot; &quot;;[$Datos.E5])" office:value-type="string" office:string-value="La cantidad óptima de sillas con una demanda anual de 20000 €/silla es de: 1000 sillas" calcext:value-type="string">
            <text:p>La cantidad óptima de sillas con una demanda anual de 20000 €/silla es de: 1000 sillas</text:p>
          </table:table-cell>
          <table:table-cell table:number-columns-repeated="3"/>
        </table:table-row>
      </table:table>
      <table:table table:name="Gráfico" table:style-name="ta1">
        <table:shapes>
          <draw:frame draw:z-index="0" draw:style-name="gr2" draw:text-style-name="P1" svg:width="15.999cm" svg:height="8.999cm" svg:x="9.242cm" svg:y="2.916cm">
            <draw:object draw:notify-on-update-of-ranges="Demostración.H7:Demostración.H7 Demostración.I7:Demostración.K7 Demostración.I6:Demostración.K6 Auxiliar.H17:Auxiliar.H17 Auxiliar.I12:Auxiliar.I13 Auxiliar.H12:Auxiliar.H13 Demostración.H8:Demostración.H8 Demostración.I8:Demostración.K8 Demostración.I6:Demostración.K6 Demostración.H9:Demostración.H9 Demostración.I9:Demostración.K9 Demostración.I6:Demostración.K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0T09:51:07.792000000</meta:creation-date>
    <dc:date>2024-12-10T10:08:05.491000000</dc:date>
    <meta:editing-duration>PT16M57S</meta:editing-duration>
    <meta:editing-cycles>5</meta:editing-cycles>
    <meta:generator>LibreOffice/7.6.0.3$Windows_X86_64 LibreOffice_project/69edd8b8ebc41d00b4de3915dc82f8f0fc3b6265</meta:generator>
    <meta:document-statistic meta:table-count="4" meta:cell-count="39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9.893cm" svg:y="3.057cm" style:legend-expansion="high" chart:style-name="ch2"/>
        <chart:plot-area chart:style-name="ch3" table:cell-range-address="Demostración.I6:Demostración.K9 Demostración.H7:Demostración.H9 Auxiliar.H17:Auxiliar.H17 Auxiliar.I12:Auxiliar.I13" chart:data-source-has-labels="row" svg:x="0.32cm" svg:y="0.18cm" svg:width="9.253cm" svg:height="8.64cm">
          <chart:coordinate-region svg:x="1.312cm" svg:y="0.379cm" svg:width="7.88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mostración.I7:Demostración.K7" chart:label-cell-address="Demostración.H7:Demostración.H7" chart:class="chart:scatter">
            <chart:domain table:cell-range-address="Demostración.I6:Demostración.K6"/>
            <chart:data-point chart:repeated="3"/>
          </chart:series>
          <chart:series chart:style-name="ch8" chart:values-cell-range-address="Auxiliar.I12:Auxiliar.I13" chart:label-cell-address="Auxiliar.H17:Auxiliar.H17" chart:class="chart:scatter">
            <chart:domain table:cell-range-address="Auxiliar.H12:Auxiliar.H13"/>
            <chart:data-point chart:repeated="2"/>
          </chart:series>
          <chart:series chart:style-name="ch9" chart:values-cell-range-address="Demostración.I8:Demostración.K8" chart:label-cell-address="Demostración.H8:Demostración.H8" chart:class="chart:scatter">
            <chart:data-point chart:repeated="3"/>
          </chart:series>
          <chart:series chart:style-name="ch10" chart:values-cell-range-address="Demostración.I9:Demostración.K9" chart:label-cell-address="Demostración.H9:Demostración.H9" chart:class="chart:scatte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a 6</text:p>
              </table:table-cell>
              <table:table-cell office:value-type="string">
                <text:p>Coste de aprovisionamiento</text:p>
                <draw:g>
                  <svg:desc>Demostración.H7:Demostración.H7</svg:desc>
                </draw:g>
              </table:table-cell>
              <table:table-cell office:value-type="string">
                <text:p>Columna H</text:p>
              </table:table-cell>
              <table:table-cell office:value-type="string">
                <text:p>La cantidad óptima de sillas con una demanda anual de 20000 €/silla es de: 1000 sillas</text:p>
                <draw:g>
                  <svg:desc>Auxiliar.H17:Auxiliar.H17</svg:desc>
                </draw:g>
              </table:table-cell>
              <table:table-cell office:value-type="string">
                <text:p>Coste de mantenimiento</text:p>
                <draw:g>
                  <svg:desc>Demostración.H8:Demostración.H8</svg:desc>
                </draw:g>
              </table:table-cell>
              <table:table-cell office:value-type="string">
                <text:p>Coste total de almacenamiento</text:p>
                <draw:g>
                  <svg:desc>Demostración.H9:Demostración.H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Demostración.I6:Demostración.K6</svg:desc>
                </draw:g>
              </table:table-cell>
              <table:table-cell office:value-type="float" office:value="2000">
                <text:p>2000</text:p>
                <draw:g>
                  <svg:desc>Demostración.I7:Demostración.K7</svg:desc>
                </draw:g>
              </table:table-cell>
              <table:table-cell office:value-type="float" office:value="1000">
                <text:p>1000</text:p>
                <draw:g>
                  <svg:desc>Auxiliar.H12:Auxiliar.H13</svg:desc>
                </draw:g>
              </table:table-cell>
              <table:table-cell office:value-type="float" office:value="0">
                <text:p>0</text:p>
                <draw:g>
                  <svg:desc>Auxiliar.I12:Auxiliar.I13</svg:desc>
                </draw:g>
              </table:table-cell>
              <table:table-cell office:value-type="float" office:value="500">
                <text:p>500</text:p>
                <draw:g>
                  <svg:desc>Demostración.I8:Demostración.K8</svg:desc>
                </draw:g>
              </table:table-cell>
              <table:table-cell office:value-type="float" office:value="2500">
                <text:p>2500</text:p>
                <draw:g>
                  <svg:desc>Demostración.I9:Demostración.K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2500">
                <text:p>2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